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雲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雲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雲林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58.7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麥寮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5" calcext:value-type="float">
            <text:p>195</text:p>
          </table:table-cell>
          <table:table-cell table:style-name="ce4" office:value-type="string" calcext:value-type="string">
            <text:p>5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3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臺西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台西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勢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4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2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程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坤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褒忠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有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土庫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越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荖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虎尾鎮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69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堀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溪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四湖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9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蔡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寮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施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羊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飛東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飛沙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姓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萡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萡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厝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東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元長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子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內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塊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客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卓運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莊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仔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口湖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6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口湖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謝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蚶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龍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梧北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井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港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水林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1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山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車港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秦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蕃薯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中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瓊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塭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港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共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賜福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扶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埔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府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番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崙背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46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明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尾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枋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二崙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定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庄西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西螺鎮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2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河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莿桐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甘厝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林內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本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麻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斗六市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榴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埤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岡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聯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結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怡然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斗南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5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銘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龜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靖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阿丹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麻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伯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古坑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碓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山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桂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湖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嶺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雲林縣" style:display-name="PageStyle_雲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6</meta:creation-date>
    <meta:initial-creator>Apache POI</meta:initial-creator>
    <meta:generator>LibreOffice/6.0.7.3$Linux_X86_64 LibreOffice_project/00m0$Build-3</meta:generator>
    <meta:document-statistic meta:table-count="1" meta:cell-count="7455" meta:object-count="0"/>
  </office:meta>
</office:document-meta>
</file>